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36"/>
  </office:automatic-styles>
  <office:body>
    <office:spreadsheet>
      <table:calculation-settings table:automatic-find-labels="false"/>
      <table:table table:name="totals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783.06" calcext:value-type="float">
            <text:p>1783.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-3368.73" calcext:value-type="float">
            <text:p>-3368.7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/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style-name="Default" table:formula="of:=SUM([.B1:.B3])" office:value-type="float" office:value="-1585.67" calcext:value-type="float">
            <text:p>-1585.67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10:.B36])" office:value-type="float" office:value="889.21" calcext:value-type="float">
            <text:p>889.21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39:.B55])" office:value-type="float" office:value="1798.37" calcext:value-type="float">
            <text:p>17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8:.B64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68:.B71])"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72])" office:value-type="float" office:value="3062.91" calcext:value-type="float">
            <text:p>3062.91</text:p>
          </table:table-cell>
          <table:table-cell table:formula="of:=SUM([.C1:.C73])" office:value-type="float" office:value="3062.91" calcext:value-type="float">
            <text:p>30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8:.B83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4];[.B85])" office:value-type="float" office:value="-4243.73" calcext:value-type="float">
            <text:p>-4243.73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xpected expen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st site reimburse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income tax on $3100</text:p>
          </table:table-cell>
          <table:table-cell office:value-type="float" office:value="775" calcext:value-type="float">
            <text:p>775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awesome ann arbor grant 201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style-name="ce1" table:formula="of:=SUM([.B91:.B93])" office:value-type="float" office:value="875" calcext:value-type="float">
            <text:p>87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 real and expected</text:p>
          </table:table-cell>
          <table:table-cell table:number-columns-repeated="3"/>
        </table:table-row>
        <table:table-row table:style-name="ro1">
          <table:table-cell/>
          <table:table-cell table:formula="of:=SUM([.B87];[.B95])" office:value-type="float" office:value="-3368.73" calcext:value-type="float">
            <text:p>-3368.73</text:p>
          </table:table-cell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 box </text:p>
          </table:table-cell>
          <table:table-cell table:style-name="ce3"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3"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3"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3"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3"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table:style-name="ce3"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table:style-name="ce3" office:value-type="date" office:date-value="2011-04-08" calcext:value-type="date">
            <text:p>2011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C7:.C14])" office:value-type="float" office:value="147.61" calcext:value-type="float">
            <text:p>147.6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al Mykle Hansen</text:p>
          </table:table-cell>
          <table:table-cell table:style-name="ce3"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table:style-name="ce3"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C18:.C20])" office:value-type="float" office:value="491.04" calcext:value-type="float">
            <text:p>491.0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d of year party</text:p>
          </table:table-cell>
          <table:table-cell table:style-name="ce3"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table:style-name="ce3"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C24:.C26])" office:value-type="float" office:value="329.5" calcext:value-type="float">
            <text:p>329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/>
          <table:table-cell table:formula="of:=SUM([.C1:.C22])" office:value-type="float" office:value="638.65" calcext:value-type="float">
            <text:p>638.65</text:p>
          </table:table-cell>
          <table:table-cell table:formula="of:=SUM([.D1:.D28])" office:value-type="float" office:value="968.15" calcext:value-type="float">
            <text:p>968.1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-shirt and zine donations</text:p>
          </table:table-cell>
          <table:table-cell table:style-name="ce3"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33:.C38])" office:value-type="float" office:value="-61" calcext:value-type="float">
            <text:p>-6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xpected expenses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et real and expected</text:p>
          </table:table-cell>
          <table:table-cell table:number-columns-repeated="2"/>
          <table:table-cell table:formula="of:=SUM([.D29];[.D39])" office:value-type="float" office:value="907.15" calcext:value-type="float">
            <text:p>907.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0000-00-00</text:date>, <text:time style:data-style-name="N2" text:time-value="20:55:46.6010254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0T21:05:56.186001664</dc:date>
    <meta:editing-duration>P1DT1H14M47S</meta:editing-duration>
    <meta:editing-cycles>137</meta:editing-cycles>
    <meta:generator>LibreOffice/5.1.6.2$Linux_X86_64 LibreOffice_project/10m0$Build-2</meta:generator>
    <meta:document-statistic meta:table-count="4" meta:cell-count="451" meta:object-count="0"/>
  </office:meta>
</office:document-meta>
</file>